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ruti</text:p>
          </table:table-cell>
          <table:table-cell office:value-type="float" office:value="8888888666" calcext:value-type="float">
            <text:p>8888888666</text:p>
          </table:table-cell>
          <table:table-cell/>
          <table:table-cell table:number-columns-repeated="2" office:value-type="string" calcext:value-type="string">
            <text:p>2024-06-13T12:24:07.000Z</text:p>
          </table:table-cell>
          <table:table-cell office:value-type="string" calcext:value-type="string">
            <text:p><text:a xlink:href="mailto:shruti@gmail.com" xlink:type="simple">shruti@gmail.com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itu</text:p>
          </table:table-cell>
          <table:table-cell office:value-type="float" office:value="7778889990" calcext:value-type="float">
            <text:p>7778889990</text:p>
          </table:table-cell>
          <table:table-cell/>
          <table:table-cell table:number-columns-repeated="2" office:value-type="string" calcext:value-type="string">
            <text:p>2024-06-13T13:31:54.000Z</text:p>
          </table:table-cell>
          <table:table-cell office:value-type="string" calcext:value-type="string">
            <text:p><text:a xlink:href="mailto:jitu@gmail.com" xlink:type="simple">jitu@gmail.com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riom</text:p>
          </table:table-cell>
          <table:table-cell office:value-type="float" office:value="5555556666" calcext:value-type="float">
            <text:p>5555556666</text:p>
          </table:table-cell>
          <table:table-cell/>
          <table:table-cell table:number-columns-repeated="2" office:value-type="string" calcext:value-type="string">
            <text:p>2024-06-14T06:16:56.000Z</text:p>
          </table:table-cell>
          <table:table-cell office:value-type="string" calcext:value-type="string">
            <text:p><text:a xlink:href="mailto:hari@gmail.com" xlink:type="simple">hari@gmail.com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tima </text:p>
          </table:table-cell>
          <table:table-cell office:value-type="float" office:value="5555558888" calcext:value-type="float">
            <text:p>5555558888</text:p>
          </table:table-cell>
          <table:table-cell/>
          <table:table-cell table:number-columns-repeated="2" office:value-type="string" calcext:value-type="string">
            <text:p>2024-06-14T06:17:09.000Z</text:p>
          </table:table-cell>
          <table:table-cell office:value-type="string" calcext:value-type="string">
            <text:p><text:a xlink:href="mailto:fatimaq@gmail.com" xlink:type="simple">fatimaq@gmail.com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nkaj udas</text:p>
          </table:table-cell>
          <table:table-cell office:value-type="float" office:value="9999997111" calcext:value-type="float">
            <text:p>9999997111</text:p>
          </table:table-cell>
          <table:table-cell/>
          <table:table-cell table:number-columns-repeated="2" office:value-type="string" calcext:value-type="string">
            <text:p>2024-06-14T06:17:28.000Z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rendr damodar modi</text:p>
          </table:table-cell>
          <table:table-cell office:value-type="float" office:value="9999999990" calcext:value-type="float">
            <text:p>9999999990</text:p>
          </table:table-cell>
          <table:table-cell/>
          <table:table-cell table:number-columns-repeated="2" office:value-type="string" calcext:value-type="string">
            <text:p>2024-06-14T06:17:55.000Z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in uddin </text:p>
          </table:table-cell>
          <table:table-cell office:value-type="float" office:value="9999999888" calcext:value-type="float">
            <text:p>9999999888</text:p>
          </table:table-cell>
          <table:table-cell/>
          <table:table-cell table:number-columns-repeated="2" office:value-type="string" calcext:value-type="string">
            <text:p>2024-06-14T06:18:38.000Z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xmikant pyare lal</text:p>
          </table:table-cell>
          <table:table-cell office:value-type="float" office:value="7777888999" calcext:value-type="float">
            <text:p>7777888999</text:p>
          </table:table-cell>
          <table:table-cell/>
          <table:table-cell table:number-columns-repeated="2" office:value-type="string" calcext:value-type="string">
            <text:p>2024-06-14T06:19:42.000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ffffffff</text:p>
          </table:table-cell>
          <table:table-cell office:value-type="float" office:value="9999999900" calcext:value-type="float">
            <text:p>99999999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gggg</text:p>
          </table:table-cell>
          <table:table-cell office:value-type="float" office:value="1111111111" calcext:value-type="float">
            <text:p>11111111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hhhhhh</text:p>
          </table:table-cell>
          <table:table-cell office:value-type="float" office:value="2222222222" calcext:value-type="float">
            <text:p>22222222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iiiiiiiii</text:p>
          </table:table-cell>
          <table:table-cell office:value-type="float" office:value="3333333333" calcext:value-type="float">
            <text:p>333333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jjjjjjjjjjj</text:p>
          </table:table-cell>
          <table:table-cell office:value-type="float" office:value="1022222221" calcext:value-type="float">
            <text:p>10222222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kkkkkk</text:p>
          </table:table-cell>
          <table:table-cell office:value-type="float" office:value="8888888888" calcext:value-type="float">
            <text:p>88888888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lllllllll</text:p>
          </table:table-cell>
          <table:table-cell office:value-type="float" office:value="1222223333" calcext:value-type="float">
            <text:p>122222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7T14:55:28.087000000</meta:creation-date>
    <dc:date>2024-06-17T16:00:03.592000000</dc:date>
    <meta:editing-duration>PT1H4M36S</meta:editing-duration>
    <meta:editing-cycles>3</meta:editing-cycles>
    <meta:generator>XLSX_Editor/6.2.8.2$Windows_x86 LibreOffice_project/</meta:generator>
    <meta:document-statistic meta:table-count="1" meta:cell-count="74" meta:object-count="0"/>
  </office:meta>
</office:document-meta>
</file>